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4.5pt" style:use-optimal-row-height="false" fo:break-before="auto"/>
    </style:style>
    <style:style style:name="ro3" style:family="table-row">
      <style:table-row-properties style:row-height="10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2"/>
          <table:table-cell office:value-type="string" table:style-name="ce2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Breakfast</text:p>
          </table:table-cell>
          <table:table-cell office:value-type="string" table:style-name="ce3">
            <text:p>CUTLET,</text:p>
            <text:p>SPROUTS</text:p>
            <text:p>BREADBUTTER,</text:p>
            <text:p>Cornflakes</text:p>
            <text:p>MILK/TEA</text:p>
          </table:table-cell>
          <table:table-cell office:value-type="string" table:style-name="ce3">
            <text:p>PAVBHAJI,</text:p>
            <text:p>CHUTNEY</text:p>
            <text:p>MILK/TEA</text:p>
            <text:p>BREADB</text:p>
          </table:table-cell>
          <table:table-cell office:value-type="string" table:style-name="ce3">
            <text:p>ALOO</text:p>
            <text:p>PARANTHA,</text:p>
            <text:p>DHANIYA</text:p>
            <text:p>CHUTNEY,</text:p>
            <text:p>MILK/TEA</text:p>
            <text:p>BREADB</text:p>
          </table:table-cell>
          <table:table-cell office:value-type="string" table:style-name="ce3">
            <text:p>IDLYSAMBHAR,</text:p>
            <text:p>Cornflakes,</text:p>
            <text:p>BREAD BUTTER</text:p>
            <text:p>MILK/TEA</text:p>
          </table:table-cell>
          <table:table-cell office:value-type="string" table:style-name="ce3">
            <text:p>PURIALOO,</text:p>
            <text:p>BREADBUTTER</text:p>
            <text:p>MILK/TEA</text:p>
          </table:table-cell>
          <table:table-cell office:value-type="string" table:style-name="ce3">
            <text:p/>
            <text:p>POHA,CHUTNI,</text:p>
            <text:p>ALOO</text:p>
            <text:p>SANDWICH,</text:p>
            <text:p>BREADBUTTER</text:p>
            <text:p>MILK/TEA</text:p>
          </table:table-cell>
          <table:table-cell office:value-type="string" table:style-name="ce3">
            <text:p>VADA</text:p>
            <text:p>SAMBHAR,</text:p>
            <text:p>MILK/TEA</text:p>
            <text:p>BREAD</text:p>
            <text:p>BUTTER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Lunch</text:p>
          </table:table-cell>
          <table:table-cell office:value-type="string" table:style-name="ce3">
            <text:p>CUTLET,</text:p>
            <text:p>SPROUTS</text:p>
            <text:p>BREADBUTTER,</text:p>
            <text:p>Cornflakes</text:p>
            <text:p>MILK/TEA</text:p>
          </table:table-cell>
          <table:table-cell office:value-type="string" table:style-name="ce3">
            <text:p>PAVBHAJI,</text:p>
            <text:p>CHUTNEY</text:p>
            <text:p>MILK/TEA</text:p>
            <text:p>BREADB</text:p>
          </table:table-cell>
          <table:table-cell office:value-type="string" table:style-name="ce3">
            <text:p>ALOO</text:p>
            <text:p>PARANTHA,</text:p>
            <text:p>DHANIYA</text:p>
            <text:p>CHUTNEY,</text:p>
            <text:p>MILK/TEA</text:p>
            <text:p>BREADB</text:p>
          </table:table-cell>
          <table:table-cell office:value-type="string" table:style-name="ce3">
            <text:p>IDLYSAMBHAR,</text:p>
            <text:p>Cornflakes,</text:p>
            <text:p>BREAD BUTTER</text:p>
            <text:p>MILK/TEA</text:p>
          </table:table-cell>
          <table:table-cell office:value-type="string" table:style-name="ce3">
            <text:p>PURIALOO,</text:p>
            <text:p>BREADBUTTER</text:p>
            <text:p>MILK/TEA</text:p>
          </table:table-cell>
          <table:table-cell office:value-type="string" table:style-name="ce3">
            <text:p/>
            <text:p>POHA,CHUTNI,</text:p>
            <text:p>ALOO</text:p>
            <text:p>SANDWICH,</text:p>
            <text:p>BREADBUTTER</text:p>
            <text:p>MILK/TEA</text:p>
          </table:table-cell>
          <table:table-cell office:value-type="string" table:style-name="ce3">
            <text:p>VADA</text:p>
            <text:p>SAMBHAR,</text:p>
            <text:p>MILK/TEA</text:p>
            <text:p>BREAD</text:p>
            <text:p>BUTTER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vening Tea</text:p>
          </table:table-cell>
          <table:table-cell office:value-type="string" table:style-name="ce3">
            <text:p>CUTLET,</text:p>
            <text:p>SPROUTS</text:p>
            <text:p>BREADBUTTER,</text:p>
            <text:p>Cornflakes</text:p>
            <text:p>MILK/TEA</text:p>
          </table:table-cell>
          <table:table-cell office:value-type="string" table:style-name="ce3">
            <text:p>PAVBHAJI,</text:p>
            <text:p>CHUTNEY</text:p>
            <text:p>MILK/TEA</text:p>
            <text:p>BREADB</text:p>
          </table:table-cell>
          <table:table-cell office:value-type="string" table:style-name="ce3">
            <text:p>ALOO</text:p>
            <text:p>PARANTHA,</text:p>
            <text:p>DHANIYA</text:p>
            <text:p>CHUTNEY,</text:p>
            <text:p>MILK/TEA</text:p>
            <text:p>BREADB</text:p>
          </table:table-cell>
          <table:table-cell office:value-type="string" table:style-name="ce3">
            <text:p>IDLYSAMBHAR,</text:p>
            <text:p>Cornflakes,</text:p>
            <text:p>BREAD BUTTER</text:p>
            <text:p>MILK/TEA</text:p>
          </table:table-cell>
          <table:table-cell office:value-type="string" table:style-name="ce3">
            <text:p>PURIALOO,</text:p>
            <text:p>BREADBUTTER</text:p>
            <text:p>MILK/TEA</text:p>
          </table:table-cell>
          <table:table-cell office:value-type="string" table:style-name="ce3">
            <text:p/>
            <text:p>POHA,CHUTNI,</text:p>
            <text:p>ALOO</text:p>
            <text:p>SANDWICH,</text:p>
            <text:p>BREADBUTTER</text:p>
            <text:p>MILK/TEA</text:p>
          </table:table-cell>
          <table:table-cell office:value-type="string" table:style-name="ce3">
            <text:p>VADA</text:p>
            <text:p>SAMBHAR,</text:p>
            <text:p>MILK/TEA</text:p>
            <text:p>BREAD</text:p>
            <text:p>BUTTER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Dinner</text:p>
          </table:table-cell>
          <table:table-cell office:value-type="string" table:style-name="ce3">
            <text:p>CUTLET,</text:p>
            <text:p>SPROUTS</text:p>
            <text:p>BREADBUTTER,</text:p>
            <text:p>Cornflakes</text:p>
            <text:p>MILK/TEA</text:p>
          </table:table-cell>
          <table:table-cell office:value-type="string" table:style-name="ce3">
            <text:p>PAVBHAJI,</text:p>
            <text:p>CHUTNEY</text:p>
            <text:p>MILK/TEA</text:p>
            <text:p>BREADB</text:p>
          </table:table-cell>
          <table:table-cell office:value-type="string" table:style-name="ce3">
            <text:p>ALOO</text:p>
            <text:p>PARANTHA,</text:p>
            <text:p>DHANIYA</text:p>
            <text:p>CHUTNEY,</text:p>
            <text:p>MILK/TEA</text:p>
            <text:p>BREADB</text:p>
          </table:table-cell>
          <table:table-cell office:value-type="string" table:style-name="ce3">
            <text:p>IDLYSAMBHAR,</text:p>
            <text:p>Cornflakes,</text:p>
            <text:p>BREAD BUTTER</text:p>
            <text:p>MILK/TEA</text:p>
          </table:table-cell>
          <table:table-cell office:value-type="string" table:style-name="ce3">
            <text:p>PURIALOO,</text:p>
            <text:p>BREADBUTTER</text:p>
            <text:p>MILK/TEA</text:p>
          </table:table-cell>
          <table:table-cell office:value-type="string" table:style-name="ce3">
            <text:p/>
            <text:p>POHA,CHUTNI,</text:p>
            <text:p>ALOO</text:p>
            <text:p>SANDWICH,</text:p>
            <text:p>BREADBUTTER</text:p>
            <text:p>MILK/TEA</text:p>
          </table:table-cell>
          <table:table-cell office:value-type="string" table:style-name="ce3">
            <text:p>VADA</text:p>
            <text:p>SAMBHAR,</text:p>
            <text:p>MILK/TEA</text:p>
            <text:p>BREAD</text:p>
            <text:p>BUTTER</text:p>
          </table:table-cell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eyush</meta:initial-creator>
    <dc:creator>Peeyush</dc:creator>
    <meta:creation-date>2017-04-08T13:13:14Z</meta:creation-date>
    <dc:date>2017-04-08T13:20:46Z</dc:date>
  </office:meta>
</office:document-meta>
</file>